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round" draw:fill="solid" draw:fill-color="#ffcc99" draw:textarea-vertical-align="middle" draw:auto-grow-height="false" draw:fit-to-size="false" fo:min-height="2.434cm" fo:min-width="3.755cm" fo:padding-top="0.151cm" fo:padding-bottom="0.151cm" fo:padding-left="0.276cm" fo:padding-right="0.276cm" fo:wrap-option="no-wrap"/>
    </style:style>
    <style:style style:name="gr2" style:family="graphic" style:parent-style-name="standard">
      <style:graphic-properties draw:stroke="solid" svg:stroke-width="0.053cm" svg:stroke-color="#000000" draw:stroke-linejoin="round" draw:fill="solid" draw:fill-color="#ffcc99" draw:textarea-vertical-align="middle" draw:auto-grow-height="false" draw:fit-to-size="false" fo:min-height="1.686cm" fo:min-width="3.461cm" fo:padding-top="0.151cm" fo:padding-bottom="0.151cm" fo:padding-left="0.276cm" fo:padding-right="0.276cm" fo:wrap-option="no-wrap"/>
    </style:style>
    <style:style style:name="gr3" style:family="graphic" style:parent-style-name="standard">
      <style:graphic-properties draw:stroke="solid" svg:stroke-width="0cm" svg:stroke-color="#000000" draw:fill="solid" draw:fill-color="#99cc66" draw:textarea-vertical-align="middle" draw:auto-grow-height="false" draw:fit-to-size="false" fo:min-height="1.528cm" fo:min-width="1.539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cm" svg:stroke-color="#000000" draw:fill="solid" draw:fill-color="#99cc66" draw:textarea-vertical-align="middle" draw:auto-grow-height="false" draw:fit-to-size="false" fo:min-height="1.491cm" fo:min-width="1.544cm" fo:padding-top="0.125cm" fo:padding-bottom="0.125cm" fo:padding-left="0.25cm" fo:padding-right="0.25cm" fo:wrap-option="no-wrap"/>
    </style:style>
    <style:style style:name="gr5" style:family="graphic" style:parent-style-name="standard" style:list-style-name="L2">
      <style:graphic-properties svg:stroke-color="#000000" draw:fill-color="#fecd38" draw:textarea-horizontal-align="justify" draw:textarea-vertical-align="middle" draw:auto-grow-height="false" fo:min-height="2.608cm" fo:min-width="2.549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.612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1.673cm"/>
    </style:style>
    <style:style style:name="gr8" style:family="graphic" style:parent-style-name="standard">
      <style:graphic-properties draw:stroke="solid" svg:stroke-width="0cm" svg:stroke-color="#000000" draw:fill="solid" draw:fill-color="#99cc66" draw:textarea-vertical-align="middle" draw:auto-grow-height="false" draw:fit-to-size="false" fo:min-height="1.528cm" fo:min-width="1.538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fill="none" draw:fill-color="#729fcf" draw:opacity="50%" draw:textarea-horizontal-align="justify" draw:textarea-vertical-align="middle" draw:auto-grow-height="false" fo:min-height="8.386cm" fo:min-width="4.164cm" draw:shadow-opacity="50%"/>
    </style:style>
    <style:style style:name="gr10" style:family="graphic" style:parent-style-name="standard">
      <style:graphic-properties draw:fill="none" draw:fill-color="#729fcf" draw:opacity="50%" draw:textarea-horizontal-align="justify" draw:textarea-vertical-align="middle" draw:auto-grow-height="false" fo:min-height="8.386cm" fo:min-width="3.894cm" draw:shadow-opacity="50%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.52cm"/>
    </style:style>
    <style:style style:name="gr12" style:family="graphic" style:parent-style-name="standard" style:list-style-name="L2">
      <style:graphic-properties svg:stroke-color="#000000" draw:fill-color="#fecd38" draw:textarea-horizontal-align="justify" draw:textarea-vertical-align="middle" draw:auto-grow-height="false" fo:min-height="2.608cm" fo:min-width="2.549cm"/>
    </style:style>
    <style:style style:name="gr13" style:family="graphic" style:parent-style-name="objectwithoutfill">
      <style:graphic-properties svg:stroke-width="0.203cm" draw:marker-start-width="0.508cm" draw:marker-end="Arrow" draw:marker-end-width="0.61cm" draw:fill="none" draw:textarea-vertical-align="middle" fo:padding-top="0.227cm" fo:padding-bottom="0.227cm" fo:padding-left="0.352cm" fo:padding-right="0.352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1.239cm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1.032cm"/>
    </style:style>
    <style:style style:name="gr16" style:family="graphic">
      <style:graphic-properties style:protect="size"/>
    </style:style>
    <style:style style:name="pr1" style:family="presentation" style:parent-style-name="Title_2c__20_Content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_0" draw:style-name="gr1" draw:text-style-name="P2" draw:layer="layout" svg:width="4.365cm" svg:height="2.794cm" svg:x="11.076cm" svg:y="6.356cm">
          <text:p text:style-name="P1"><text:span text:style-name="T1">Split in</text:span></text:p>
          <text:p text:style-name="P1"><text:span text:style-name="T1">Periods and </text:span></text:p>
          <text:p text:style-name="P1"><text:span text:style-name="T1">assign to set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CustomShape 2_1" draw:style-name="gr2" draw:text-style-name="P2" draw:layer="layout" svg:width="4.055cm" svg:height="2.03cm" svg:x="22.869cm" svg:y="4.996cm">
          <text:p text:style-name="P1"><text:span text:style-name="T1">Get</text:span></text:p>
          <text:p text:style-name="P1"><text:span text:style-name="T1">distribution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CustomShape 6_1" draw:style-name="gr3" draw:text-style-name="P2" draw:layer="layout" svg:width="3.057cm" svg:height="1.777cm" svg:x="5.896cm" svg:y="5.027cm">
          <text:p text:style-name="P1"><text:span text:style-name="T1">Fire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CustomShape 7_1" draw:style-name="gr3" draw:text-style-name="P2" draw:layer="layout" svg:width="3.057cm" svg:height="1.777cm" svg:x="5.896cm" svg:y="7.027cm">
          <text:p text:style-name="P1"><text:span text:style-name="T1">Law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CustomShape 8_1" draw:style-name="gr4" draw:text-style-name="P2" draw:layer="layout" svg:width="3.064cm" svg:height="1.74cm" svg:x="5.896cm" svg:y="9.164cm">
          <text:p text:style-name="P1"><text:span text:style-name="T1">Structural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style-name="gr5" draw:text-style-name="P3" draw:layer="layout" svg:width="3.048cm" svg:height="4.572cm" svg:x="0.762cm" svg:y="5.758cm">
          <text:p text:style-name="P3"><text:span text:style-name="T2">NYC </text:span></text:p>
          <text:p text:style-name="P3"><text:span text:style-name="T2">Emergency</text:span></text:p>
          <text:p text:style-name="P3"><text:span text:style-name="T2">Response </text:span></text:p>
          <text:p text:style-name="P3"><text:span text:style-name="T2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draw:layer="layout" svg:width="1.27cm" svg:height="0.254cm" svg:x="3.818cm" svg:y="7.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27cm" svg:height="0.254cm" svg:x="9.752cm" svg:y="7.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27cm" svg:height="0.254cm" svg:x="15.448cm" svg:y="7.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2.483cm" svg:height="0.254cm" svg:x="20.377cm" svg:y="5.848cm">
          <text:p/>
          <draw:enhanced-geometry svg:viewBox="0 0 21600 21600" draw:text-areas="0 ?f0 ?f5 ?f2" draw:type="right-arrow" draw:modifiers="17704.347826087 5505.882352941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stomShape 7_0" draw:style-name="gr3" draw:text-style-name="P2" draw:layer="layout" svg:width="3.057cm" svg:height="1.777cm" svg:x="17.32cm" svg:y="5.048cm">
          <text:p text:style-name="P1"><text:span text:style-name="T1">Train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CustomShape 8_0" draw:style-name="gr4" draw:text-style-name="P2" draw:layer="layout" svg:width="3.064cm" svg:height="1.74cm" svg:x="17.32cm" svg:y="7.185cm">
          <text:p text:style-name="P1"><text:span text:style-name="T1">Validation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CustomShape 9_0" draw:style-name="gr8" draw:text-style-name="P2" draw:layer="layout" svg:width="3.056cm" svg:height="1.777cm" svg:x="17.321cm" svg:y="9.248cm">
          <text:p text:style-name="P1"><text:span text:style-name="T1">Test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style-name="gr9" draw:text-style-name="P4" draw:layer="layout" svg:width="4.664cm" svg:height="8.636cm" svg:x="5.088cm" svg:y="3.6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394cm" svg:height="8.636cm" svg:x="16.688cm" svg:y="3.608cm">
          <text:p/>
          <draw:enhanced-geometry svg:viewBox="0 0 21600 21600" draw:type="rectangle" draw:enhanced-path="M 0 0 L 21600 0 21600 21600 0 21600 0 0 Z N"/>
        </draw:custom-shape>
        <draw:custom-shape draw:name="CustomShape 2_0" draw:style-name="gr2" draw:text-style-name="P2" xml:id="id1" draw:id="id1" draw:layer="layout" svg:width="4.055cm" svg:height="2.03cm" svg:x="22.869cm" svg:y="8.197cm">
          <text:p text:style-name="P1"><text:span text:style-name="T1">Sample</text:span></text:p>
          <text:p text:style-name="P1"><text:span text:style-name="T1">replacement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style-name="gr11" draw:text-style-name="P4" draw:layer="layout" svg:width="1.165cm" svg:height="0.254cm" draw:transform="rotate (-1.59016948149203) translate (25.064cm 7.0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stomShape 1_1" draw:style-name="gr1" draw:text-style-name="P2" xml:id="id2" draw:id="id2" draw:layer="layout" svg:width="4.365cm" svg:height="2.794cm" svg:x="16.764cm" svg:y="13.976cm">
          <text:p text:style-name="P1"><text:span text:style-name="T1">Transform</text:span></text:p>
          <text:p text:style-name="P1"><text:span text:style-name="T1">Into</text:span></text:p>
          <text:p text:style-name="P1"><text:span text:style-name="T1">sequences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style-name="gr12" draw:text-style-name="P3" draw:layer="layout" svg:width="3.048cm" svg:height="4.572cm" svg:x="11.684cm" svg:y="13.214cm">
          <text:p text:style-name="P3"><text:span text:style-name="T2">X, 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4" draw:layer="layout" svg:x1="24.896cm" svg:y1="10.227cm" svg:x2="21.129cm" svg:y2="15.373cm" draw:start-shape="id1" draw:start-glue-point="2" draw:end-shape="id2" draw:end-glue-point="1" svg:d="M24896 10227v5146h-3767" svg:viewBox="0 0 3768 5147">
          <text:p/>
        </draw:connector>
        <draw:custom-shape draw:style-name="gr14" draw:text-style-name="P4" draw:layer="layout" svg:width="1.987cm" svg:height="0.254cm" svg:x="14.725cm" svg:y="15.181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4" draw:layer="layout" svg:width="1.75cm" svg:height="0.254cm" draw:transform="rotate (-1.59016948149203) translate (19.058cm 12.2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2.134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1" draw:fill-hatch-name="Hatching_20_1" draw:fill-image-name="Bitmape_20_1" draw:shadow-offset-x="0.203cm" draw:shadow-offset-y="0.203cm" draw:start-line-spacing-horizontal="1.829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7cm" svg:height="3.506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7-28T14:34:50.900327503</dc:date>
    <meta:generator>LibreOffice/4.2.8.2$Linux_X86_64 LibreOffice_project/420m0$Build-2</meta:generator>
    <meta:editing-duration>PT2H14M40S</meta:editing-duration>
    <meta:editing-cycles>6</meta:editing-cycles>
    <meta:document-statistic meta:object-count="42"/>
  </office:meta>
</office:document-meta>
</file>